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.iterator( Class enu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.getEntry( Class enum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um.getEnumList( Class enum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.createEntry( Class enum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um.init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nu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.getEnumMap( Class enum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.readResol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.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.getEnum( Class enumClass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um.equals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um.getNameInOtherClassLoader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y.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.getEnum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.compareTo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um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